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9cm" svg:height="6.147cm" svg:x="0.146cm" svg:y="0.1cm">
          <text:p/>
        </draw:rect>
        <draw:line draw:style-name="gr2" draw:text-style-name="P1" draw:layer="layout" svg:x1="4.669cm" svg:y1="0.118cm" svg:x2="4.668cm" svg:y2="6.247cm">
          <text:p/>
        </draw:line>
        <draw:line draw:style-name="gr2" draw:text-style-name="P1" draw:layer="layout" svg:x1="0.137cm" svg:y1="5.416cm" svg:x2="4.657cm" svg:y2="5.416cm">
          <text:p/>
        </draw:line>
        <draw:frame draw:style-name="gr3" draw:text-style-name="P3" draw:layer="layout" svg:width="1.885cm" svg:height="0.884cm" svg:x="0.155cm" svg:y="0.102cm">
          <draw:text-box>
            <text:p text:style-name="P2"><text:span text:style-name="T1">Entry</text:span></text:p>
          </draw:text-box>
        </draw:frame>
        <draw:frame draw:style-name="gr3" draw:text-style-name="P3" draw:layer="layout" svg:width="2.415cm" svg:height="0.884cm" svg:x="4.717cm" svg:y="0.125cm">
          <draw:text-box>
            <text:p text:style-name="P2"><text:span text:style-name="T1">Buttons</text:span></text:p>
          </draw:text-box>
        </draw:frame>
        <draw:frame draw:style-name="gr3" draw:text-style-name="P3" draw:layer="layout" svg:width="2.271cm" svg:height="0.884cm" svg:x="0.1cm" svg:y="5.389cm">
          <draw:text-box>
            <text:p text:style-name="P2"><text:span text:style-name="T1">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7.24cm" fo:page-height="6.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Jon Wolfers</meta:initial-creator>
    <meta:creation-date>2009-12-08T21:40:39</meta:creation-date>
    <dc:creator>Jean Louis Faucher</dc:creator>
    <dc:date>2009-12-09T10:00:40.05</dc:date>
    <meta:editing-cycles>8</meta:editing-cycles>
    <meta:editing-duration>PT00H19M21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